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mean with ublock</text:p>
          </table:table-cell>
          <table:table-cell office:value-type="string" calcext:value-type="string">
            <text:p>median with ublock</text:p>
          </table:table-cell>
          <table:table-cell/>
          <table:table-cell office:value-type="string" calcext:value-type="string">
            <text:p>mean wo ublock</text:p>
          </table:table-cell>
          <table:table-cell office:value-type="string" calcext:value-type="string">
            <text:p>median wo ublock</text:p>
          </table:table-cell>
          <table:table-cell/>
          <table:table-cell office:value-type="string" calcext:value-type="string">
            <text:p>Mean %</text:p>
          </table:table-cell>
          <table:table-cell office:value-type="string" calcext:value-type="string">
            <text:p>Median %</text:p>
          </table:table-cell>
          <table:table-cell office:value-type="string" calcext:value-type="string">
            <text:p>metric</text:p>
          </table:table-cell>
        </table:table-row>
        <table:table-row table:style-name="ro1">
          <table:table-cell office:value-type="string" calcext:value-type="string">
            <text:p>estimatedTBT</text:p>
          </table:table-cell>
          <table:table-cell office:value-type="float" office:value="14006.6309414779" calcext:value-type="float">
            <text:p>14006.6309414779</text:p>
          </table:table-cell>
          <table:table-cell office:value-type="float" office:value="8640.1728" calcext:value-type="float">
            <text:p>8640.1728</text:p>
          </table:table-cell>
          <table:table-cell/>
          <table:table-cell office:value-type="float" office:value="16148.1894650775" calcext:value-type="float">
            <text:p>16148.1894650775</text:p>
          </table:table-cell>
          <table:table-cell office:value-type="float" office:value="9120.1824" calcext:value-type="float">
            <text:p>9120.1824</text:p>
          </table:table-cell>
          <table:table-cell table:number-columns-repeated="3"/>
          <table:table-cell office:value-type="string" calcext:value-type="string">
            <text:p>estimatedTBT</text:p>
          </table:table-cell>
        </table:table-row>
        <table:table-row table:style-name="ro1">
          <table:table-cell office:value-type="string" calcext:value-type="string">
            <text:p>fcp</text:p>
          </table:table-cell>
          <table:table-cell office:value-type="float" office:value="12342.971946232" calcext:value-type="float">
            <text:p>12342.971946232</text:p>
          </table:table-cell>
          <table:table-cell office:value-type="float" office:value="8533.504" calcext:value-type="float">
            <text:p>8533.504</text:p>
          </table:table-cell>
          <table:table-cell/>
          <table:table-cell office:value-type="float" office:value="11246.1459617266" calcext:value-type="float">
            <text:p>11246.1459617266</text:p>
          </table:table-cell>
          <table:table-cell office:value-type="float" office:value="7366.814" calcext:value-type="float">
            <text:p>7366.814</text:p>
          </table:table-cell>
          <table:table-cell/>
          <table:table-cell table:formula="of:=(([.B3]-[.E3])/[.E3])*100" office:value-type="float" office:value="9.75290546857715" calcext:value-type="float">
            <text:p>9.75290546857715</text:p>
          </table:table-cell>
          <table:table-cell table:formula="of:=(([.C3]-[.F3])/[.F3])*100" office:value-type="float" office:value="15.8371040723982" calcext:value-type="float">
            <text:p>15.8371040723982</text:p>
          </table:table-cell>
          <table:table-cell office:value-type="string" calcext:value-type="string">
            <text:p>fcp</text:p>
          </table:table-cell>
        </table:table-row>
        <table:table-row table:style-name="ro1">
          <table:table-cell office:value-type="string" calcext:value-type="string">
            <text:p>navigationTiming_connectEnd</text:p>
          </table:table-cell>
          <table:table-cell office:value-type="float" office:value="7034.45733313469" calcext:value-type="float">
            <text:p>7034.45733313469</text:p>
          </table:table-cell>
          <table:table-cell office:value-type="float" office:value="4516.757" calcext:value-type="float">
            <text:p>4516.757</text:p>
          </table:table-cell>
          <table:table-cell/>
          <table:table-cell office:value-type="float" office:value="5719.45288498212" calcext:value-type="float">
            <text:p>5719.45288498212</text:p>
          </table:table-cell>
          <table:table-cell office:value-type="float" office:value="3533.404" calcext:value-type="float">
            <text:p>3533.404</text:p>
          </table:table-cell>
          <table:table-cell/>
          <table:table-cell table:formula="of:=(([.B4]-[.E4])/[.E4])*100" office:value-type="float" office:value="22.9917874068943" calcext:value-type="float">
            <text:p>22.9917874068943</text:p>
          </table:table-cell>
          <table:table-cell table:formula="of:=(([.C4]-[.F4])/[.F4])*100" office:value-type="float" office:value="27.8301886792453" calcext:value-type="float">
            <text:p>27.8301886792453</text:p>
          </table:table-cell>
          <table:table-cell office:value-type="string" calcext:value-type="string">
            <text:p>navigationTiming_connectEnd</text:p>
          </table:table-cell>
        </table:table-row>
        <table:table-row table:style-name="ro1">
          <table:table-cell office:value-type="string" calcext:value-type="string">
            <text:p>navigationTiming_connectStart</text:p>
          </table:table-cell>
          <table:table-cell office:value-type="float" office:value="4282.38600357569" calcext:value-type="float">
            <text:p>4282.38600357569</text:p>
          </table:table-cell>
          <table:table-cell office:value-type="float" office:value="2400.048" calcext:value-type="float">
            <text:p>2400.048</text:p>
          </table:table-cell>
          <table:table-cell/>
          <table:table-cell office:value-type="float" office:value="3431.37573778308" calcext:value-type="float">
            <text:p>3431.37573778308</text:p>
          </table:table-cell>
          <table:table-cell office:value-type="float" office:value="1850.037" calcext:value-type="float">
            <text:p>1850.037</text:p>
          </table:table-cell>
          <table:table-cell/>
          <table:table-cell table:formula="of:=(([.B5]-[.E5])/[.E5])*100" office:value-type="float" office:value="24.8008475557511" calcext:value-type="float">
            <text:p>24.8008475557511</text:p>
          </table:table-cell>
          <table:table-cell table:formula="of:=(([.C5]-[.F5])/[.F5])*100" office:value-type="float" office:value="29.7297297297297" calcext:value-type="float">
            <text:p>29.7297297297297</text:p>
          </table:table-cell>
          <table:table-cell office:value-type="string" calcext:value-type="string">
            <text:p>navigationTiming_connectStart</text:p>
          </table:table-cell>
        </table:table-row>
        <table:table-row table:style-name="ro1">
          <table:table-cell office:value-type="string" calcext:value-type="string">
            <text:p>navigationTiming_domComplete</text:p>
          </table:table-cell>
          <table:table-cell office:value-type="float" office:value="23336.077889551" calcext:value-type="float">
            <text:p>23336.077889551</text:p>
          </table:table-cell>
          <table:table-cell office:value-type="float" office:value="14400.288" calcext:value-type="float">
            <text:p>14400.288</text:p>
          </table:table-cell>
          <table:table-cell/>
          <table:table-cell office:value-type="float" office:value="26904.5872135479" calcext:value-type="float">
            <text:p>26904.5872135479</text:p>
          </table:table-cell>
          <table:table-cell office:value-type="float" office:value="15183.637" calcext:value-type="float">
            <text:p>15183.637</text:p>
          </table:table-cell>
          <table:table-cell/>
          <table:table-cell table:formula="of:=(([.B6]-[.E6])/[.E6])*100" office:value-type="float" office:value="-13.2635721026783" calcext:value-type="float">
            <text:p>-13.2635721026783</text:p>
          </table:table-cell>
          <table:table-cell table:formula="of:=(([.C6]-[.F6])/[.F6])*100" office:value-type="float" office:value="-5.15916575192097" calcext:value-type="float">
            <text:p>-5.15916575192097</text:p>
          </table:table-cell>
          <table:table-cell office:value-type="string" calcext:value-type="string">
            <text:p>navigationTiming_domComplete</text:p>
          </table:table-cell>
        </table:table-row>
        <table:table-row table:style-name="ro1">
          <table:table-cell office:value-type="string" calcext:value-type="string">
            <text:p>navigationTiming_domContentLoadedEventEnd</text:p>
          </table:table-cell>
          <table:table-cell office:value-type="float" office:value="14159.0402934048" calcext:value-type="float">
            <text:p>14159.0402934048</text:p>
          </table:table-cell>
          <table:table-cell office:value-type="float" office:value="9316.853" calcext:value-type="float">
            <text:p>9316.853</text:p>
          </table:table-cell>
          <table:table-cell/>
          <table:table-cell office:value-type="float" office:value="13525.6181430274" calcext:value-type="float">
            <text:p>13525.6181430274</text:p>
          </table:table-cell>
          <table:table-cell office:value-type="float" office:value="8158.4965" calcext:value-type="float">
            <text:p>8158.4965</text:p>
          </table:table-cell>
          <table:table-cell/>
          <table:table-cell table:formula="of:=(([.B7]-[.E7])/[.E7])*100" office:value-type="float" office:value="4.6831290346899" calcext:value-type="float">
            <text:p>4.6831290346899</text:p>
          </table:table-cell>
          <table:table-cell table:formula="of:=(([.C7]-[.F7])/[.F7])*100" office:value-type="float" office:value="14.1981613891726" calcext:value-type="float">
            <text:p>14.1981613891726</text:p>
          </table:table-cell>
          <table:table-cell office:value-type="string" calcext:value-type="string">
            <text:p>navigationTiming_domContentLoadedEventEnd</text:p>
          </table:table-cell>
        </table:table-row>
        <table:table-row table:style-name="ro1">
          <table:table-cell office:value-type="string" calcext:value-type="string">
            <text:p>navigationTiming_domContentLoadedEventStart</text:p>
          </table:table-cell>
          <table:table-cell office:value-type="float" office:value="14134.695348828" calcext:value-type="float">
            <text:p>14134.695348828</text:p>
          </table:table-cell>
          <table:table-cell office:value-type="float" office:value="9300.186" calcext:value-type="float">
            <text:p>9300.186</text:p>
          </table:table-cell>
          <table:table-cell/>
          <table:table-cell office:value-type="float" office:value="13505.10720441" calcext:value-type="float">
            <text:p>13505.10720441</text:p>
          </table:table-cell>
          <table:table-cell office:value-type="float" office:value="8150.163" calcext:value-type="float">
            <text:p>8150.163</text:p>
          </table:table-cell>
          <table:table-cell/>
          <table:table-cell table:formula="of:=(([.B8]-[.E8])/[.E8])*100" office:value-type="float" office:value="4.66185225254941" calcext:value-type="float">
            <text:p>4.66185225254941</text:p>
          </table:table-cell>
          <table:table-cell table:formula="of:=(([.C8]-[.F8])/[.F8])*100" office:value-type="float" office:value="14.1104294478528" calcext:value-type="float">
            <text:p>14.1104294478528</text:p>
          </table:table-cell>
          <table:table-cell office:value-type="string" calcext:value-type="string">
            <text:p>navigationTiming_domContentLoadedEventStart</text:p>
          </table:table-cell>
        </table:table-row>
        <table:table-row table:style-name="ro1">
          <table:table-cell office:value-type="string" calcext:value-type="string">
            <text:p>navigationTiming_domInteractive</text:p>
          </table:table-cell>
          <table:table-cell office:value-type="float" office:value="12909.7536209774" calcext:value-type="float">
            <text:p>12909.7536209774</text:p>
          </table:table-cell>
          <table:table-cell office:value-type="float" office:value="8633.506" calcext:value-type="float">
            <text:p>8633.506</text:p>
          </table:table-cell>
          <table:table-cell/>
          <table:table-cell office:value-type="float" office:value="11979.6893307509" calcext:value-type="float">
            <text:p>11979.6893307509</text:p>
          </table:table-cell>
          <table:table-cell office:value-type="float" office:value="7383.481" calcext:value-type="float">
            <text:p>7383.481</text:p>
          </table:table-cell>
          <table:table-cell/>
          <table:table-cell table:formula="of:=(([.B9]-[.E9])/[.E9])*100" office:value-type="float" office:value="7.76367620685372" calcext:value-type="float">
            <text:p>7.76367620685372</text:p>
          </table:table-cell>
          <table:table-cell table:formula="of:=(([.C9]-[.F9])/[.F9])*100" office:value-type="float" office:value="16.9300225733634" calcext:value-type="float">
            <text:p>16.9300225733634</text:p>
          </table:table-cell>
          <table:table-cell office:value-type="string" calcext:value-type="string">
            <text:p>navigationTiming_domInteractive</text:p>
          </table:table-cell>
        </table:table-row>
        <table:table-row table:style-name="ro1">
          <table:table-cell office:value-type="string" calcext:value-type="string">
            <text:p>navigationTiming_domainLookupEnd</text:p>
          </table:table-cell>
          <table:table-cell office:value-type="float" office:value="4243.68174652364" calcext:value-type="float">
            <text:p>4243.68174652364</text:p>
          </table:table-cell>
          <table:table-cell office:value-type="float" office:value="2366.714" calcext:value-type="float">
            <text:p>2366.714</text:p>
          </table:table-cell>
          <table:table-cell/>
          <table:table-cell office:value-type="float" office:value="3391.58551013111" calcext:value-type="float">
            <text:p>3391.58551013111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0]-[.E10])/[.E10])*100" office:value-type="float" office:value="25.1238317255221" calcext:value-type="float">
            <text:p>25.1238317255221</text:p>
          </table:table-cell>
          <table:table-cell table:formula="of:=(([.C10]-[.F10])/[.F10])*100" office:value-type="float" office:value="30.2752293577982" calcext:value-type="float">
            <text:p>30.2752293577982</text:p>
          </table:table-cell>
          <table:table-cell office:value-type="string" calcext:value-type="string">
            <text:p>navigationTiming_domainLookupEnd</text:p>
          </table:table-cell>
        </table:table-row>
        <table:table-row table:style-name="ro1">
          <table:table-cell office:value-type="string" calcext:value-type="string">
            <text:p>navigationTiming_domainLookupStart</text:p>
          </table:table-cell>
          <table:table-cell office:value-type="float" office:value="4243.68174652364" calcext:value-type="float">
            <text:p>4243.68174652364</text:p>
          </table:table-cell>
          <table:table-cell office:value-type="float" office:value="2366.714" calcext:value-type="float">
            <text:p>2366.714</text:p>
          </table:table-cell>
          <table:table-cell/>
          <table:table-cell office:value-type="float" office:value="3391.58551013111" calcext:value-type="float">
            <text:p>3391.58551013111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1]-[.E11])/[.E11])*100" office:value-type="float" office:value="25.1238317255221" calcext:value-type="float">
            <text:p>25.1238317255221</text:p>
          </table:table-cell>
          <table:table-cell table:formula="of:=(([.C11]-[.F11])/[.F11])*100" office:value-type="float" office:value="30.2752293577982" calcext:value-type="float">
            <text:p>30.2752293577982</text:p>
          </table:table-cell>
          <table:table-cell office:value-type="string" calcext:value-type="string">
            <text:p>navigationTiming_domainLookupStart</text:p>
          </table:table-cell>
        </table:table-row>
        <table:table-row table:style-name="ro1">
          <table:table-cell office:value-type="string" calcext:value-type="string">
            <text:p>navigationTiming_fetchStart</text:p>
          </table:table-cell>
          <table:table-cell office:value-type="float" office:value="4243.68174652364" calcext:value-type="float">
            <text:p>4243.68174652364</text:p>
          </table:table-cell>
          <table:table-cell office:value-type="float" office:value="2366.714" calcext:value-type="float">
            <text:p>2366.714</text:p>
          </table:table-cell>
          <table:table-cell/>
          <table:table-cell office:value-type="float" office:value="3391.58551013111" calcext:value-type="float">
            <text:p>3391.58551013111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2]-[.E12])/[.E12])*100" office:value-type="float" office:value="25.1238317255221" calcext:value-type="float">
            <text:p>25.1238317255221</text:p>
          </table:table-cell>
          <table:table-cell table:formula="of:=(([.C12]-[.F12])/[.F12])*100" office:value-type="float" office:value="30.2752293577982" calcext:value-type="float">
            <text:p>30.2752293577982</text:p>
          </table:table-cell>
          <table:table-cell office:value-type="string" calcext:value-type="string">
            <text:p>navigationTiming_fetchStart</text:p>
          </table:table-cell>
        </table:table-row>
        <table:table-row table:style-name="ro1">
          <table:table-cell office:value-type="string" calcext:value-type="string">
            <text:p>navigationTiming_loadEventEnd</text:p>
          </table:table-cell>
          <table:table-cell office:value-type="float" office:value="23344.3849024632" calcext:value-type="float">
            <text:p>23344.3849024632</text:p>
          </table:table-cell>
          <table:table-cell office:value-type="float" office:value="14400.288" calcext:value-type="float">
            <text:p>14400.288</text:p>
          </table:table-cell>
          <table:table-cell/>
          <table:table-cell office:value-type="float" office:value="26913.6491084625" calcext:value-type="float">
            <text:p>26913.6491084625</text:p>
          </table:table-cell>
          <table:table-cell office:value-type="float" office:value="15200.304" calcext:value-type="float">
            <text:p>15200.304</text:p>
          </table:table-cell>
          <table:table-cell/>
          <table:table-cell table:formula="of:=(([.B13]-[.E13])/[.E13])*100" office:value-type="float" office:value="-13.2619110534402" calcext:value-type="float">
            <text:p>-13.2619110534402</text:p>
          </table:table-cell>
          <table:table-cell table:formula="of:=(([.C13]-[.F13])/[.F13])*100" office:value-type="float" office:value="-5.26315789473684" calcext:value-type="float">
            <text:p>-5.26315789473684</text:p>
          </table:table-cell>
          <table:table-cell office:value-type="string" calcext:value-type="string">
            <text:p>navigationTiming_loadEventEnd</text:p>
          </table:table-cell>
        </table:table-row>
        <table:table-row table:style-name="ro1">
          <table:table-cell office:value-type="string" calcext:value-type="string">
            <text:p>navigationTiming_loadEventStart</text:p>
          </table:table-cell>
          <table:table-cell office:value-type="float" office:value="23336.4122890346" calcext:value-type="float">
            <text:p>23336.4122890346</text:p>
          </table:table-cell>
          <table:table-cell office:value-type="float" office:value="14400.288" calcext:value-type="float">
            <text:p>14400.288</text:p>
          </table:table-cell>
          <table:table-cell/>
          <table:table-cell office:value-type="float" office:value="26905.1533750497" calcext:value-type="float">
            <text:p>26905.1533750497</text:p>
          </table:table-cell>
          <table:table-cell office:value-type="float" office:value="15183.637" calcext:value-type="float">
            <text:p>15183.637</text:p>
          </table:table-cell>
          <table:table-cell/>
          <table:table-cell table:formula="of:=(([.B14]-[.E14])/[.E14])*100" office:value-type="float" office:value="-13.2641544029425" calcext:value-type="float">
            <text:p>-13.2641544029425</text:p>
          </table:table-cell>
          <table:table-cell table:formula="of:=(([.C14]-[.F14])/[.F14])*100" office:value-type="float" office:value="-5.15916575192097" calcext:value-type="float">
            <text:p>-5.15916575192097</text:p>
          </table:table-cell>
          <table:table-cell office:value-type="string" calcext:value-type="string">
            <text:p>navigationTiming_loadEventStart</text:p>
          </table:table-cell>
        </table:table-row>
        <table:table-row table:style-name="ro1">
          <table:table-cell office:value-type="string" calcext:value-type="string">
            <text:p>navigationTiming_requestStart</text:p>
          </table:table-cell>
          <table:table-cell office:value-type="float" office:value="7040.16198967024" calcext:value-type="float">
            <text:p>7040.16198967024</text:p>
          </table:table-cell>
          <table:table-cell office:value-type="float" office:value="4525.0905" calcext:value-type="float">
            <text:p>4525.0905</text:p>
          </table:table-cell>
          <table:table-cell/>
          <table:table-cell office:value-type="float" office:value="5724.71388279698" calcext:value-type="float">
            <text:p>5724.71388279698</text:p>
          </table:table-cell>
          <table:table-cell office:value-type="float" office:value="3533.404" calcext:value-type="float">
            <text:p>3533.404</text:p>
          </table:table-cell>
          <table:table-cell/>
          <table:table-cell table:formula="of:=(([.B15]-[.E15])/[.E15])*100" office:value-type="float" office:value="22.9784078960914" calcext:value-type="float">
            <text:p>22.9784078960914</text:p>
          </table:table-cell>
          <table:table-cell table:formula="of:=(([.C15]-[.F15])/[.F15])*100" office:value-type="float" office:value="28.0660377358491" calcext:value-type="float">
            <text:p>28.0660377358491</text:p>
          </table:table-cell>
          <table:table-cell office:value-type="string" calcext:value-type="string">
            <text:p>navigationTiming_requestStart</text:p>
          </table:table-cell>
        </table:table-row>
        <table:table-row table:style-name="ro1">
          <table:table-cell office:value-type="string" calcext:value-type="string">
            <text:p>navigationTiming_responseEnd</text:p>
          </table:table-cell>
          <table:table-cell office:value-type="float" office:value="8144.33252979738" calcext:value-type="float">
            <text:p>8144.33252979738</text:p>
          </table:table-cell>
          <table:table-cell office:value-type="float" office:value="5408.4415" calcext:value-type="float">
            <text:p>5408.4415</text:p>
          </table:table-cell>
          <table:table-cell/>
          <table:table-cell office:value-type="float" office:value="6670.82603734605" calcext:value-type="float">
            <text:p>6670.82603734605</text:p>
          </table:table-cell>
          <table:table-cell office:value-type="float" office:value="4300.086" calcext:value-type="float">
            <text:p>4300.086</text:p>
          </table:table-cell>
          <table:table-cell/>
          <table:table-cell table:formula="of:=(([.B16]-[.E16])/[.E16])*100" office:value-type="float" office:value="22.0888160506964" calcext:value-type="float">
            <text:p>22.0888160506964</text:p>
          </table:table-cell>
          <table:table-cell table:formula="of:=(([.C16]-[.F16])/[.F16])*100" office:value-type="float" office:value="25.7751937984496" calcext:value-type="float">
            <text:p>25.7751937984496</text:p>
          </table:table-cell>
          <table:table-cell office:value-type="string" calcext:value-type="string">
            <text:p>navigationTiming_responseEnd</text:p>
          </table:table-cell>
        </table:table-row>
        <table:table-row table:style-name="ro1">
          <table:table-cell office:value-type="string" calcext:value-type="string">
            <text:p>navigationTiming_responseStart</text:p>
          </table:table-cell>
          <table:table-cell office:value-type="float" office:value="8067.10611442193" calcext:value-type="float">
            <text:p>8067.10611442193</text:p>
          </table:table-cell>
          <table:table-cell office:value-type="float" office:value="5383.441" calcext:value-type="float">
            <text:p>5383.441</text:p>
          </table:table-cell>
          <table:table-cell/>
          <table:table-cell office:value-type="float" office:value="6600.53923897497" calcext:value-type="float">
            <text:p>6600.53923897497</text:p>
          </table:table-cell>
          <table:table-cell office:value-type="float" office:value="4266.752" calcext:value-type="float">
            <text:p>4266.752</text:p>
          </table:table-cell>
          <table:table-cell/>
          <table:table-cell table:formula="of:=(([.B17]-[.E17])/[.E17])*100" office:value-type="float" office:value="22.2188948864534" calcext:value-type="float">
            <text:p>22.2188948864534</text:p>
          </table:table-cell>
          <table:table-cell table:formula="of:=(([.C17]-[.F17])/[.F17])*100" office:value-type="float" office:value="26.171875" calcext:value-type="float">
            <text:p>26.171875</text:p>
          </table:table-cell>
          <table:table-cell office:value-type="string" calcext:value-type="string">
            <text:p>navigationTiming_responseStart</text:p>
          </table:table-cell>
        </table:table-row>
        <table:table-row table:style-name="ro1">
          <table:table-cell office:value-type="string" calcext:value-type="string">
            <text:p>navigationTiming_secureConnectionStart</text:p>
          </table:table-cell>
          <table:table-cell office:value-type="float" office:value="6139.02491021057" calcext:value-type="float">
            <text:p>6139.02491021057</text:p>
          </table:table-cell>
          <table:table-cell office:value-type="float" office:value="3750.075" calcext:value-type="float">
            <text:p>3750.075</text:p>
          </table:table-cell>
          <table:table-cell/>
          <table:table-cell office:value-type="float" office:value="4952.82385915773" calcext:value-type="float">
            <text:p>4952.82385915773</text:p>
          </table:table-cell>
          <table:table-cell office:value-type="float" office:value="2866.724" calcext:value-type="float">
            <text:p>2866.724</text:p>
          </table:table-cell>
          <table:table-cell/>
          <table:table-cell table:formula="of:=(([.B18]-[.E18])/[.E18])*100" office:value-type="float" office:value="23.9499946855482" calcext:value-type="float">
            <text:p>23.9499946855482</text:p>
          </table:table-cell>
          <table:table-cell table:formula="of:=(([.C18]-[.F18])/[.F18])*100" office:value-type="float" office:value="30.8139534883721" calcext:value-type="float">
            <text:p>30.8139534883721</text:p>
          </table:table-cell>
          <table:table-cell office:value-type="string" calcext:value-type="string">
            <text:p>navigationTiming_secureConnectionStar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AVERAGE([.H3:.H18])" office:value-type="float" office:value="12.5920105663506" calcext:value-type="float">
            <text:p>12.5920105663506</text:p>
          </table:table-cell>
          <table:table-cell table:formula="of:=AVERAGE([.I3:.I18])" office:value-type="float" office:value="19.044180911828" calcext:value-type="float">
            <text:p>19.044180911828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om_content_loaded_event_diff</text:p>
          </table:table-cell>
          <table:table-cell office:value-type="float" office:value="24.3449445768772" calcext:value-type="float">
            <text:p>24.3449445768772</text:p>
          </table:table-cell>
          <table:table-cell office:value-type="float" office:value="16.6669999999976" calcext:value-type="float">
            <text:p>16.6669999999976</text:p>
          </table:table-cell>
          <table:table-cell/>
          <table:table-cell office:value-type="float" office:value="20.5109386174017" calcext:value-type="float">
            <text:p>20.5109386174017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3]-[.E23])/[.E23])*100" office:value-type="float" office:value="18.6924939467312" calcext:value-type="float">
            <text:p>18.6924939467312</text:p>
          </table:table-cell>
          <table:table-cell table:formula="of:=(([.C23]-[.F23])/[.F23])*100" office:value-type="string" office:string-value="" calcext:value-type="error">
            <text:p>#DIV/0!</text:p>
          </table:table-cell>
          <table:table-cell office:value-type="string" calcext:value-type="string">
            <text:p>dom_content_loaded_event_diff</text:p>
          </table:table-cell>
        </table:table-row>
        <table:table-row table:style-name="ro1">
          <table:table-cell office:value-type="string" calcext:value-type="string">
            <text:p>load_event_diff</text:p>
          </table:table-cell>
          <table:table-cell office:value-type="float" office:value="7.97261342868495" calcext:value-type="float">
            <text:p>7.97261342868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49573341279304" calcext:value-type="float">
            <text:p>8.49573341279304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4]-[.E24])/[.E24])*100" office:value-type="float" office:value="-6.15744349181634" calcext:value-type="float">
            <text:p>-6.15744349181634</text:p>
          </table:table-cell>
          <table:table-cell table:formula="of:=(([.C24]-[.F24])/[.F24])*100" office:value-type="string" office:string-value="" calcext:value-type="error">
            <text:p>#DIV/0!</text:p>
          </table:table-cell>
          <table:table-cell office:value-type="string" calcext:value-type="string">
            <text:p>load_event_diff</text:p>
          </table:table-cell>
        </table:table-row>
        <table:table-row table:style-name="ro1">
          <table:table-cell office:value-type="string" calcext:value-type="string">
            <text:p>response_diff</text:p>
          </table:table-cell>
          <table:table-cell office:value-type="float" office:value="77.2264153754469" calcext:value-type="float">
            <text:p>77.22641537544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2867983710767" calcext:value-type="float">
            <text:p>70.2867983710767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5]-[.E25])/[.E25])*100" office:value-type="float" office:value="9.87328654199444" calcext:value-type="float">
            <text:p>9.87328654199444</text:p>
          </table:table-cell>
          <table:table-cell table:formula="of:=(([.C25]-[.F25])/[.F25])*100" office:value-type="string" office:string-value="" calcext:value-type="error">
            <text:p>#DIV/0!</text:p>
          </table:table-cell>
          <table:table-cell office:value-type="string" calcext:value-type="string">
            <text:p>response_diff</text:p>
          </table:table-cell>
        </table:table-row>
        <table:table-row table:style-name="ro1">
          <table:table-cell office:value-type="string" calcext:value-type="string">
            <text:p>response_time</text:p>
          </table:table-cell>
          <table:table-cell office:value-type="float" office:value="1104.17054012714" calcext:value-type="float">
            <text:p>1104.17054012714</text:p>
          </table:table-cell>
          <table:table-cell office:value-type="float" office:value="650.013" calcext:value-type="float">
            <text:p>650.013</text:p>
          </table:table-cell>
          <table:table-cell/>
          <table:table-cell office:value-type="float" office:value="946.112154549066" calcext:value-type="float">
            <text:p>946.112154549066</text:p>
          </table:table-cell>
          <table:table-cell office:value-type="float" office:value="550.011" calcext:value-type="float">
            <text:p>550.011</text:p>
          </table:table-cell>
          <table:table-cell/>
          <table:table-cell table:formula="of:=(([.B26]-[.E26])/[.E26])*100" office:value-type="float" office:value="16.7060939676229" calcext:value-type="float">
            <text:p>16.7060939676229</text:p>
          </table:table-cell>
          <table:table-cell table:formula="of:=(([.C26]-[.F26])/[.F26])*100" office:value-type="float" office:value="18.1818181818182" calcext:value-type="float">
            <text:p>18.1818181818182</text:p>
          </table:table-cell>
          <table:table-cell office:value-type="string" calcext:value-type="string">
            <text:p>response_tim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AVERAGE([.H23:.H26])" office:value-type="float" office:value="9.77860774113305" calcext:value-type="float">
            <text:p>9.77860774113305</text:p>
          </table:table-cell>
          <table:table-cell table:formula="of:=(([.C26]-[.F26])/[.F26])*100" office:value-type="float" office:value="18.1818181818182" calcext:value-type="float">
            <text:p>18.18181818181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7:45:11.339934942</meta:creation-date>
    <dc:date>2024-07-03T00:37:09.926840846</dc:date>
    <meta:editing-duration>PT21M50S</meta:editing-duration>
    <meta:editing-cycles>4</meta:editing-cycles>
    <meta:generator>LibreOffice/7.3.7.2$Linux_X86_64 LibreOffice_project/30$Build-2</meta:generator>
    <meta:document-statistic meta:table-count="1" meta:cell-count="178" meta:object-count="0"/>
  </office:meta>
</office:document-meta>
</file>